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7f473" officeooo:paragraph-rsid="0017f473"/>
    </style:style>
    <style:style style:name="P2" style:family="paragraph" style:parent-style-name="Standard">
      <style:paragraph-properties fo:text-align="end" style:justify-single-word="false"/>
      <style:text-properties officeooo:rsid="0017f473" officeooo:paragraph-rsid="0017f473"/>
    </style:style>
    <style:style style:name="P3" style:family="paragraph" style:parent-style-name="Standard">
      <style:paragraph-properties fo:text-align="start" style:justify-single-word="false"/>
      <style:text-properties officeooo:rsid="0017f473" officeooo:paragraph-rsid="0017f473"/>
    </style:style>
    <style:style style:name="P4" style:family="paragraph" style:parent-style-name="Standard">
      <style:paragraph-properties fo:text-align="start" style:justify-single-word="false"/>
      <style:text-properties officeooo:rsid="0018a212" officeooo:paragraph-rsid="0018a212"/>
    </style:style>
    <style:style style:name="P5" style:family="paragraph" style:parent-style-name="Standard">
      <style:paragraph-properties fo:text-align="start" style:justify-single-word="false"/>
      <style:text-properties officeooo:rsid="0018f92b" officeooo:paragraph-rsid="0018f92b"/>
    </style:style>
    <style:style style:name="P6" style:family="paragraph" style:parent-style-name="Standard">
      <style:paragraph-properties fo:text-align="start" style:justify-single-word="false"/>
      <style:text-properties officeooo:rsid="00192f43" officeooo:paragraph-rsid="00192f43"/>
    </style:style>
    <style:style style:name="P7" style:family="paragraph" style:parent-style-name="Standard">
      <style:paragraph-properties fo:text-align="center" style:justify-single-word="false"/>
      <style:text-properties style:text-underline-style="solid" style:text-underline-width="auto" style:text-underline-color="font-color" officeooo:rsid="00192f43" officeooo:paragraph-rsid="00192f43"/>
    </style:style>
    <style:style style:name="P8" style:family="paragraph" style:parent-style-name="Standard">
      <style:paragraph-properties fo:text-align="center" style:justify-single-word="false"/>
      <style:text-properties fo:font-size="14pt" fo:font-weight="bold" officeooo:rsid="0017f473" officeooo:paragraph-rsid="0017f473"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weight="normal" officeooo:rsid="00192f43" officeooo:paragraph-rsid="00192f43" style:font-weight-asian="normal" style:font-weight-complex="normal"/>
    </style:style>
    <style:style style:name="P10" style:family="paragraph" style:parent-style-name="Standard">
      <style:paragraph-properties fo:text-align="start" style:justify-single-word="false"/>
      <style:text-properties fo:font-style="italic" fo:font-weight="normal" officeooo:rsid="00192f43" officeooo:paragraph-rsid="00192f43" style:font-style-asian="italic" style:font-weight-asian="normal" style:font-style-complex="italic" style:font-weight-complex="normal"/>
    </style:style>
    <style:style style:name="P11" style:family="paragraph" style:parent-style-name="Standard">
      <style:text-properties fo:font-style="italic" style:font-style-asian="italic" style:font-style-complex="italic"/>
    </style:style>
    <style:style style:name="P12" style:family="paragraph" style:parent-style-name="Standard">
      <style:text-properties fo:font-style="normal" officeooo:rsid="00192f43" officeooo:paragraph-rsid="00192f43" style:font-style-asian="normal" style:font-style-complex="normal"/>
    </style:style>
    <style:style style:name="P13" style:family="paragraph" style:parent-style-name="Standard">
      <style:paragraph-properties fo:text-align="center" style:justify-single-word="false"/>
      <style:text-properties fo:font-style="normal" style:text-underline-style="solid" style:text-underline-width="auto" style:text-underline-color="font-color" officeooo:rsid="00192f43" officeooo:paragraph-rsid="00192f43" style:font-style-asian="normal" style:font-style-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960b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text:tab/><text:tab/><text:tab/><text:tab/><text:tab/><text:tab/><text:tab/><text:tab/><text:tab/><text:tab/><text:tab/><text:tab/>Jonathon Delemos </text:p>
      <text:p text:style-name="P2"/>
      <text:p text:style-name="P1"/>
      <text:p text:style-name="P1"/>
      <text:p text:style-name="P8">Tutoring Week 2 Notes </text:p>
      <text:p text:style-name="P3"/>
      <text:p text:style-name="P4">How to fill out the survey:</text:p>
      <text:p text:style-name="P4">Introduce yourself, ask them if they filled out the demographics and the survey. Check to see if they did the retention tracking survey. </text:p>
      <text:p text:style-name="P5">Ask them what questions they have about the material. </text:p>
      <text:p text:style-name="P5">Clocking in is done in teams!</text:p>
      <text:p text:style-name="P5">When you sign in, looks for the teams options!</text:p>
      <text:p text:style-name="P5">Parc fun events, there is a jar where you can make suggestions about which event might happen. There’s pizza in the parc potentially!</text:p>
      <text:p text:style-name="P5"/>
      <text:p text:style-name="P7">March Observations </text:p>
      <text:p text:style-name="P6">Tutoring observations occur twice throughout the semester levels ones. They are checking for culturaly responsive pratices, general tutoring skills and strategic tutoring models. <text:span text:style-name="T1">Potentially check for these things within the modules. </text:span></text:p>
      <text:p text:style-name="P6"><text:span text:style-name="T2"/></text:p>
      <text:p text:style-name="P7"><text:span text:style-name="T2">Breakout Groups</text:span></text:p>
      <text:p text:style-name="P9">Accessing-</text:p>
      <text:p text:style-name="P9">The key is to assess the situation </text:p>
      <text:p text:style-name="P9">Get to know the student(culture, academic studies, learning preferences)</text:p>
      <text:p text:style-name="P9">Build rapport</text:p>
      <text:p text:style-name="P9">create a collab learning environment </text:p>
      <text:p text:style-name="P9">firgure out the task at hand. </text:p>
      <text:p text:style-name="P9"/>
      <text:p text:style-name="P9">How to implement step 1:</text:p>
      <text:p text:style-name="P9">Engage the student in general conversation </text:p>
      <text:p text:style-name="P10">1. Define/Clarify the task</text:p>
      <text:p text:style-name="P10">2. Identify the tutee’s way of completing the task.</text:p>
      <text:p text:style-name="P11">3. Obtain the tutee’s commitment to learn a more efficient strategy for completing tasks.</text:p>
      <text:p text:style-name="P11"/>
      <text:p text:style-name="P13">Assess <text:s/>(Scenario)</text:p>
      <text:p text:style-name="P12"/>
      <text:p text:style-name="P12"><text:tab/>A second year student who is on academic probation and books an econ 1b course.</text:p>
      <text:p text:style-name="P12"/>
      <text:p text:style-name="P12">Solution: <text:s/>Ask him about his work he needs to get done, when his assignments are due, when his next test is, and don’t say or ask anything that implies condescension or judgment. Try not to get super far off topic. </text:p>
      <text:p text:style-name="P12"/>
      <text:p text:style-name="P12">Sometimes we are only able to get through the first two steps in the STM model. </text:p>
      <text:p text:style-name="P12"/>
      <text:p text:style-name="P12">ASSESSING → CONSTRUCTION → TEACHING → <text:span text:style-name="T3">TRANSFERRING </text:span></text:p>
      <text:p text:style-name="P12"/>
      <text:p text:style-name="P12"/>
      <text:p text:style-name="P12">also, we always have to complete a retention survey or no-show survey if they choose to not attend. <text:s/></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Frame" style:family="graphic">
      <style:graphic-properties text:anchor-type="as-char" svg:y="0in"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3:02:13.897555857</meta:creation-date>
    <dc:date>2024-02-16T13:41:30.122835879</dc:date>
    <meta:editing-duration>PT39M14S</meta:editing-duration>
    <meta:editing-cycles>5</meta:editing-cycles>
    <meta:generator>LibreOffice/7.6.4.1$Linux_X86_64 LibreOffice_project/60$Build-1</meta:generator>
    <meta:document-statistic meta:table-count="0" meta:image-count="0" meta:object-count="0" meta:page-count="1" meta:paragraph-count="28" meta:word-count="283" meta:character-count="1721" meta:non-whitespace-character-count="1435"/>
  </office:meta>
</office:document-meta>
</file>